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660066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85cm" svg:height="2.54cm" svg:x="7.35cm" svg:y="1.635cm">
          <text:p text:style-name="P1">Homepag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1.905cm" svg:x="1.635cm" svg:y="6.715cm">
          <text:p text:style-name="P1">The Big Bang The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1.905cm" svg:x="14.97cm" svg:y="5.445cm">
          <text:p text:style-name="P1">Modern Famil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42cm" svg:y1="4.175cm" svg:x2="17.51cm" svg:y2="5.445cm" draw:start-shape="id1" draw:end-shape="id2" svg:d="m10842 4175v635h6668v635">
          <text:p/>
        </draw:connector>
        <draw:connector draw:style-name="gr2" draw:text-style-name="P1" draw:layer="layout" svg:x1="10.842cm" svg:y1="4.175cm" svg:x2="4.175cm" svg:y2="6.715cm" draw:start-shape="id1" draw:end-shape="id3" svg:d="m10842 4175v1270h-6667v1270">
          <text:p/>
        </draw:connector>
        <draw:custom-shape draw:style-name="gr1" draw:text-style-name="P1" xml:id="id4" draw:id="id4" draw:layer="layout" svg:width="5.715cm" svg:height="9.525cm" svg:x="13.7cm" svg:y="16.875cm">
          <text:p text:style-name="P1">Charac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715cm" svg:height="2.54cm" svg:x="2.27cm" svg:y="19.415cm">
          <text:p text:style-name="P1">Quot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51cm" svg:y1="7.35cm" svg:x2="16.557cm" svg:y2="16.875cm" draw:start-shape="id2" draw:end-shape="id4" svg:d="m17510 7350v4762h-953v4763">
          <text:p/>
        </draw:connector>
        <draw:connector draw:style-name="gr2" draw:text-style-name="P1" draw:layer="layout" svg:x1="6.715cm" svg:y1="7.667cm" svg:x2="13.7cm" svg:y2="21.637cm" draw:start-shape="id3" draw:end-shape="id4" draw:end-glue-point="3" svg:d="m6715 7667h3726v13970h3259">
          <text:p/>
        </draw:connector>
        <draw:connector draw:style-name="gr2" draw:text-style-name="P1" draw:layer="layout" svg:x1="4.175cm" svg:y1="8.62cm" svg:x2="5.127cm" svg:y2="19.415cm" draw:start-shape="id3" draw:end-shape="id5" svg:d="m4175 8620v5397h952v5398">
          <text:p/>
        </draw:connector>
        <draw:connector draw:style-name="gr2" draw:text-style-name="P1" draw:layer="layout" svg:x1="17.51cm" svg:y1="7.35cm" svg:x2="5.127cm" svg:y2="19.415cm" draw:start-shape="id2" draw:start-glue-point="2" draw:end-shape="id5" svg:d="m17510 7350v6032h-12383v6033">
          <text:p/>
        </draw:connector>
      </draw:page>
      <draw:page draw:name="page2" draw:style-name="dp1" draw:master-page-name="Default">
        <draw:custom-shape draw:style-name="gr1" draw:text-style-name="P1" draw:layer="layout" svg:width="8.89cm" svg:height="3.81cm" svg:x="1.635cm" svg:y="1cm">
          <text:p text:style-name="P1">Logo sig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1.27cm" svg:x="1.635cm" svg:y="4.81cm">
          <text:p text:style-name="P1">Theme so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795cm" svg:height="8.89cm" svg:x="8.62cm" svg:y="7.985cm">
          <text:p text:style-name="P1">Pictu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4.445cm" svg:x="11.16cm" svg:y="1.635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1.43cm" svg:x="1.635cm" svg:y="6.715cm">
          <text:p text:style-name="P1">Butt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6.985cm" svg:x="1.635cm" svg:y="19.415cm">
          <text:p text:style-name="P1">wor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8.89cm" svg:x="11.16cm" svg:y="17.51cm">
          <text:p text:style-name="P1">Pictur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8.89cm" svg:height="5.08cm" svg:x="1.635cm" svg:y="2.27cm">
          <text:p text:style-name="P1">Picture of Ph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5.08cm" svg:x="11.16cm" svg:y="2.27cm">
          <text:p text:style-name="P1">Picture of Clai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4.445cm" svg:x="1.635cm" svg:y="12.43cm">
          <text:p text:style-name="P1">Picture of Hale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.635cm" svg:y="18.145cm">
          <text:p text:style-name="P1">Picture of Ale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.635cm" svg:y="23.13cm">
          <text:p text:style-name="P1">Picture of Luk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2.27cm" svg:y="8.62cm">
          <text:p text:style-name="P1">Words on Ph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1.795cm" svg:y="8.62cm">
          <text:p text:style-name="P1">Words on Clai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1.795cm" svg:y="23.86cm">
          <text:p text:style-name="P1">Words on Luk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1.795cm" svg:y="18.78cm">
          <text:p text:style-name="P1">Words on Ale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1.795cm" svg:y="13.065cm">
          <text:p text:style-name="P1">Words on Hale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0.635cm" svg:x="2.27cm" svg:y="1cm">
          <text:p text:style-name="P1">Titl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8.89cm" svg:height="3.81cm" svg:x="1.635cm" svg:y="3.54cm">
          <text:p text:style-name="P1">Pic of Leon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3.81cm" svg:x="11.16cm" svg:y="3.54cm">
          <text:p text:style-name="P1">Pic of Pen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.635cm" svg:y="9.89cm">
          <text:p text:style-name="P1">Pic of Sheld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3.81cm" svg:x="11.16cm" svg:y="9.89cm">
          <text:p text:style-name="P1">Pic of Am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1.16cm" svg:y="16.24cm">
          <text:p text:style-name="P1">Pic of Bernadet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.635cm" svg:y="22.59cm">
          <text:p text:style-name="P1">Pic of Raj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.635cm" svg:y="16.24cm">
          <text:p text:style-name="P1">Pic of How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1.27cm" svg:x="2.27cm" svg:y="1.635cm">
          <text:p text:style-name="P1">Titl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8.89cm" svg:height="5.08cm" svg:x="1.635cm" svg:y="3.54cm">
          <text:p text:style-name="P1"><text:span text:style-name="T1">Picture of J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5.08cm" svg:x="11.16cm" svg:y="3.54cm">
          <text:p text:style-name="P1"><text:span text:style-name="T1">Picture of Glo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4.445cm" svg:x="1.635cm" svg:y="13.7cm">
          <text:p text:style-name="P1"><text:span text:style-name="T1">Picture of Man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3.81cm" svg:x="1.635cm" svg:y="20.685cm">
          <text:p text:style-name="P1"><text:span text:style-name="T1">Picture of Manny's birth d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2.54cm" svg:x="2.27cm" svg:y="9.255cm">
          <text:p text:style-name="P1"><text:span text:style-name="T1">Words on J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2.54cm" svg:x="11.795cm" svg:y="9.255cm">
          <text:p text:style-name="P1"><text:span text:style-name="T1">Words on Glo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2.54cm" svg:x="11.795cm" svg:y="21.32cm">
          <text:p text:style-name="P1"><text:span text:style-name="T1">Words on Mannys birth d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2.54cm" svg:x="11.795cm" svg:y="14.97cm">
          <text:p text:style-name="P1"><text:span text:style-name="T1">Words on Man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51cm" svg:height="1.905cm" svg:x="2.27cm" svg:y="1cm">
          <text:p text:style-name="P1"><text:span text:style-name="T1">Title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2" draw:layer="layout" svg:width="8.89cm" svg:height="5.08cm" svg:x="1.635cm" svg:y="6.08cm">
          <text:p text:style-name="P1"><text:span text:style-name="T1">Picture of MItc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5.08cm" svg:x="11.16cm" svg:y="6.08cm">
          <text:p text:style-name="P1"><text:span text:style-name="T1">Picture of Camer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4.445cm" svg:x="1.635cm" svg:y="17.51cm">
          <text:p text:style-name="P1"><text:span text:style-name="T1">Picture of Lil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2.54cm" svg:x="2.27cm" svg:y="13.065cm">
          <text:p text:style-name="P1"><text:span text:style-name="T1">Words on Mitc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2.54cm" svg:x="11.795cm" svg:y="13.065cm">
          <text:p text:style-name="P1"><text:span text:style-name="T1">Words on C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2.54cm" svg:x="11.795cm" svg:y="18.145cm">
          <text:p text:style-name="P1"><text:span text:style-name="T1">Words on Lil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51cm" svg:height="3.175cm" svg:x="2.27cm" svg:y="1cm">
          <text:p text:style-name="P1"><text:span text:style-name="T1">Title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6.51cm" svg:height="2.54cm" svg:x="2.27cm" svg:y="2.27cm">
          <text:p text:style-name="P1">Quot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23.2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21.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19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17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15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1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7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1.27cm" svg:x="2.27cm" svg:y="25.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1:18:01</meta:creation-date>
    <dc:date>2012-05-31T11:46:10</dc:date>
    <dc:creator>Student </dc:creator>
    <meta:editing-duration>PT2H26M33S</meta:editing-duration>
    <meta:editing-cycles>10</meta:editing-cycles>
    <meta:generator>LibreOffice/3.3$Linux LibreOffice_project/330m19$Build-202</meta:generator>
    <meta:document-statistic meta:object-count="66"/>
  </office:meta>
</office:document-meta>
</file>